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24.32mm"/>
    </style:style>
    <style:style style:name="co9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44.7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1.66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7.97mm"/>
    </style:style>
    <style:style style:name="co15" style:family="table-column">
      <style:table-column-properties fo:break-before="auto" style:column-width="5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map style:condition="cell-content()&gt;=0.93" style:apply-style-name="Good" style:base-cell-address="'results[2]'.C2"/>
      <style:map style:condition="cell-content()&lt;0.93" style:apply-style-name="Bad" style:base-cell-address="'results[2]'.C2"/>
    </style:style>
    <style:style style:name="ce2" style:family="table-cell" style:parent-style-name="Default">
      <style:map style:condition="cell-content()=&quot;yna&quot;" style:apply-style-name="Neutral" style:base-cell-address="'results[2]'.G2"/>
      <style:map style:condition="cell-content()=&quot;ok&quot;" style:apply-style-name="Good" style:base-cell-address="'results[2]'.G2"/>
      <style:map style:condition="cell-content()=&quot;nok&quot;" style:apply-style-name="Bad" style:base-cell-address="'results[2]'.G2"/>
    </style:style>
    <style:style style:name="ce3" style:family="table-cell" style:parent-style-name="Default" style:data-style-name="N100">
      <style:map style:condition="cell-content()=&quot;VRAI&quot;" style:apply-style-name="Good" style:base-cell-address="'results[2]'.H2"/>
      <style:map style:condition="cell-content()=&quot;FAUX&quot;" style:apply-style-name="Bad" style:base-cell-address="'results[2]'.H2"/>
    </style:style>
    <style:style style:name="ce4" style:family="table-cell" style:parent-style-name="Default">
      <style:map style:condition="cell-content()=&quot;VRAI&quot;" style:apply-style-name="Good" style:base-cell-address="'results[2]'.H2"/>
      <style:map style:condition="cell-content()=&quot;FAUX&quot;" style:apply-style-name="Bad" style:base-cell-address="'results[2]'.H2"/>
    </style:style>
  </office:automatic-styles>
  <office:body>
    <office:spreadsheet>
      <table:calculation-settings table:automatic-find-labels="false" table:use-regular-expressions="false" table:use-wildcards="true"/>
      <table:table table:name="results[2]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column table:style-name="co2" table:default-cell-style-name="ce4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core</text:p>
          </table:table-cell>
          <table:table-cell office:value-type="string" calcext:value-type="string">
            <text:p>cumul</text:p>
          </table:table-cell>
          <table:table-cell office:value-type="string" calcext:value-type="string">
            <text:p>firstDiff</text:p>
          </table:table-cell>
          <table:table-cell office:value-type="string" calcext:value-type="string">
            <text:p>Cumul – firstDiff</text:p>
          </table:table-cell>
          <table:table-cell table:style-name="Default" office:value-type="string" calcext:value-type="string">
            <text:p>accept</text:p>
          </table:table-cell>
          <table:table-cell table:style-name="Default" office:value-type="string" calcext:value-type="string">
            <text:p>diff cumul significant</text:p>
          </table:table-cell>
          <table:table-cell table:style-name="Default" office:value-type="string" calcext:value-type="string">
            <text:p>real</text:p>
          </table:table-cell>
          <table:table-cell table:style-name="Default" office:value-type="string" calcext:value-type="string">
            <text:p>above and ok</text:p>
          </table:table-cell>
          <table:table-cell table:style-name="Default" office:value-type="string" calcext:value-type="string">
            <text:p>bellow score thsld and full ok</text:p>
          </table:table-cell>
          <table:table-cell table:style-name="Default" office:value-type="string" calcext:value-type="string">
            <text:p>above score thsld and nok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1">
          <table:table-cell office:value-type="float" office:value="1567152889725" calcext:value-type="float">
            <text:p>1567152889725</text:p>
          </table:table-cell>
          <table:table-cell office:value-type="string" calcext:value-type="string">
            <text:p>circle</text:p>
          </table:table-cell>
          <table:table-cell office:value-type="float" office:value="0.931554934723555" calcext:value-type="float">
            <text:p>0,931554934723555</text:p>
          </table:table-cell>
          <table:table-cell office:value-type="float" office:value="19.3177728061612" calcext:value-type="float">
            <text:p>19,3177728061612</text:p>
          </table:table-cell>
          <table:table-cell office:value-type="float" office:value="10.9247316421039" calcext:value-type="float">
            <text:p>10,9247316421039</text:p>
          </table:table-cell>
          <table:table-cell office:value-type="float" office:value="8.39304116405723" calcext:value-type="float">
            <text:p>8,39304116405723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3"/>
          <table:table-cell office:value-type="string" calcext:value-type="string">
            <text:p>score</text:p>
          </table:table-cell>
          <table:table-cell office:value-type="float" office:value="0.95" calcext:value-type="float">
            <text:p>0,95</text:p>
          </table:table-cell>
          <table:table-cell table:number-columns-repeated="3"/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1567152899001" calcext:value-type="float">
            <text:p>1567152899001</text:p>
          </table:table-cell>
          <table:table-cell office:value-type="string" calcext:value-type="string">
            <text:p>circle</text:p>
          </table:table-cell>
          <table:table-cell office:value-type="float" office:value="0.94905515321691" calcext:value-type="float">
            <text:p>0,94905515321691</text:p>
          </table:table-cell>
          <table:table-cell office:value-type="float" office:value="26.6375701076977" calcext:value-type="float">
            <text:p>26,6375701076977</text:p>
          </table:table-cell>
          <table:table-cell office:value-type="float" office:value="16.5322785259938" calcext:value-type="float">
            <text:p>16,5322785259938</text:p>
          </table:table-cell>
          <table:table-cell office:value-type="float" office:value="10.1052915817039" calcext:value-type="float">
            <text:p>10,10529158170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3"/>
          <table:table-cell office:value-type="string" calcext:value-type="string">
            <text:p>cumul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67152900617" calcext:value-type="float">
            <text:p>1567152900617</text:p>
          </table:table-cell>
          <table:table-cell office:value-type="string" calcext:value-type="string">
            <text:p>circle</text:p>
          </table:table-cell>
          <table:table-cell office:value-type="float" office:value="0.948569387438165" calcext:value-type="float">
            <text:p>0,948569387438165</text:p>
          </table:table-cell>
          <table:table-cell office:value-type="float" office:value="25.0362081519915" calcext:value-type="float">
            <text:p>25,0362081519915</text:p>
          </table:table-cell>
          <table:table-cell office:value-type="float" office:value="16.2773386537557" calcext:value-type="float">
            <text:p>16,2773386537557</text:p>
          </table:table-cell>
          <table:table-cell office:value-type="float" office:value="8.75886949823581" calcext:value-type="float">
            <text:p>8,75886949823581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03421" calcext:value-type="float">
            <text:p>1567152903421</text:p>
          </table:table-cell>
          <table:table-cell office:value-type="string" calcext:value-type="string">
            <text:p>circle</text:p>
          </table:table-cell>
          <table:table-cell office:value-type="float" office:value="0.939062890064157" calcext:value-type="float">
            <text:p>0,939062890064157</text:p>
          </table:table-cell>
          <table:table-cell office:value-type="float" office:value="21.1891857024436" calcext:value-type="float">
            <text:p>21,1891857024436</text:p>
          </table:table-cell>
          <table:table-cell office:value-type="float" office:value="14.9167719189208" calcext:value-type="float">
            <text:p>14,9167719189208</text:p>
          </table:table-cell>
          <table:table-cell office:value-type="float" office:value="6.2724137835228" calcext:value-type="float">
            <text:p>6,2724137835228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04246" calcext:value-type="float">
            <text:p>1567152904246</text:p>
          </table:table-cell>
          <table:table-cell office:value-type="string" calcext:value-type="string">
            <text:p>circle</text:p>
          </table:table-cell>
          <table:table-cell office:value-type="float" office:value="0.887588073190225" calcext:value-type="float">
            <text:p>0,887588073190225</text:p>
          </table:table-cell>
          <table:table-cell office:value-type="float" office:value="18.8439144736717" calcext:value-type="float">
            <text:p>18,8439144736717</text:p>
          </table:table-cell>
          <table:table-cell office:value-type="float" office:value="0.695178569314724" calcext:value-type="float">
            <text:p>0,695178569314724</text:p>
          </table:table-cell>
          <table:table-cell office:value-type="float" office:value="18.148735904357" calcext:value-type="float">
            <text:p>18,148735904357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05245" calcext:value-type="float">
            <text:p>1567152905245</text:p>
          </table:table-cell>
          <table:table-cell office:value-type="string" calcext:value-type="string">
            <text:p>circle</text:p>
          </table:table-cell>
          <table:table-cell office:value-type="float" office:value="0.838090072944637" calcext:value-type="float">
            <text:p>0,838090072944637</text:p>
          </table:table-cell>
          <table:table-cell office:value-type="float" office:value="25.7521663424808" calcext:value-type="float">
            <text:p>25,7521663424808</text:p>
          </table:table-cell>
          <table:table-cell office:value-type="float" office:value="2.72508148607785" calcext:value-type="float">
            <text:p>2,72508148607785</text:p>
          </table:table-cell>
          <table:table-cell office:value-type="float" office:value="23.0270848564029" calcext:value-type="float">
            <text:p>23,0270848564029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06314" calcext:value-type="float">
            <text:p>1567152906314</text:p>
          </table:table-cell>
          <table:table-cell office:value-type="string" calcext:value-type="string">
            <text:p>circle</text:p>
          </table:table-cell>
          <table:table-cell office:value-type="float" office:value="0.917425123014782" calcext:value-type="float">
            <text:p>0,917425123014782</text:p>
          </table:table-cell>
          <table:table-cell office:value-type="float" office:value="24.3317734559188" calcext:value-type="float">
            <text:p>24,3317734559188</text:p>
          </table:table-cell>
          <table:table-cell office:value-type="float" office:value="10.1804632332314" calcext:value-type="float">
            <text:p>10,1804632332314</text:p>
          </table:table-cell>
          <table:table-cell office:value-type="float" office:value="14.1513102226874" calcext:value-type="float">
            <text:p>14,1513102226874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07483" calcext:value-type="float">
            <text:p>1567152907483</text:p>
          </table:table-cell>
          <table:table-cell office:value-type="string" calcext:value-type="string">
            <text:p>circle</text:p>
          </table:table-cell>
          <table:table-cell office:value-type="float" office:value="0.953491394107068" calcext:value-type="float">
            <text:p>0,953491394107068</text:p>
          </table:table-cell>
          <table:table-cell office:value-type="float" office:value="24.3406280505177" calcext:value-type="float">
            <text:p>24,3406280505177</text:p>
          </table:table-cell>
          <table:table-cell office:value-type="float" office:value="13.9694554252254" calcext:value-type="float">
            <text:p>13,9694554252254</text:p>
          </table:table-cell>
          <table:table-cell office:value-type="float" office:value="10.3711726252922" calcext:value-type="float">
            <text:p>10,3711726252922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08611" calcext:value-type="float">
            <text:p>1567152908611</text:p>
          </table:table-cell>
          <table:table-cell office:value-type="string" calcext:value-type="string">
            <text:p>circle</text:p>
          </table:table-cell>
          <table:table-cell office:value-type="float" office:value="0.94093294432681" calcext:value-type="float">
            <text:p>0,94093294432681</text:p>
          </table:table-cell>
          <table:table-cell office:value-type="float" office:value="17.3100915022705" calcext:value-type="float">
            <text:p>17,3100915022705</text:p>
          </table:table-cell>
          <table:table-cell office:value-type="float" office:value="11.4747528001894" calcext:value-type="float">
            <text:p>11,4747528001894</text:p>
          </table:table-cell>
          <table:table-cell office:value-type="float" office:value="5.83533870208114" calcext:value-type="float">
            <text:p>5,83533870208114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2" office:value-type="string" calcext:value-type="string">
            <text:p>FAUX</text:p>
          </table:table-cell>
          <table:table-cell office:value-type="string" calcext:value-type="string">
            <text:p>VRAI</text:p>
          </table:table-cell>
          <table:table-cell table:number-columns-repeated="9"/>
        </table:table-row>
        <table:table-row table:style-name="ro1">
          <table:table-cell office:value-type="float" office:value="1567152910544" calcext:value-type="float">
            <text:p>1567152910544</text:p>
          </table:table-cell>
          <table:table-cell office:value-type="string" calcext:value-type="string">
            <text:p>circle</text:p>
          </table:table-cell>
          <table:table-cell office:value-type="float" office:value="0.959650208069667" calcext:value-type="float">
            <text:p>0,959650208069667</text:p>
          </table:table-cell>
          <table:table-cell office:value-type="float" office:value="31.4336079097622" calcext:value-type="float">
            <text:p>31,4336079097622</text:p>
          </table:table-cell>
          <table:table-cell office:value-type="float" office:value="14.2543267422669" calcext:value-type="float">
            <text:p>14,2543267422669</text:p>
          </table:table-cell>
          <table:table-cell office:value-type="float" office:value="17.1792811674953" calcext:value-type="float">
            <text:p>17,179281167495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12349" calcext:value-type="float">
            <text:p>1567152912349</text:p>
          </table:table-cell>
          <table:table-cell office:value-type="string" calcext:value-type="string">
            <text:p>circle</text:p>
          </table:table-cell>
          <table:table-cell office:value-type="float" office:value="0.943139464477942" calcext:value-type="float">
            <text:p>0,943139464477942</text:p>
          </table:table-cell>
          <table:table-cell office:value-type="float" office:value="29.7499908513659" calcext:value-type="float">
            <text:p>29,7499908513659</text:p>
          </table:table-cell>
          <table:table-cell office:value-type="float" office:value="14.6519635476656" calcext:value-type="float">
            <text:p>14,6519635476656</text:p>
          </table:table-cell>
          <table:table-cell office:value-type="float" office:value="15.0980273037004" calcext:value-type="float">
            <text:p>15,0980273037004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2" office:value-type="string" calcext:value-type="string">
            <text:p>FAUX</text:p>
          </table:table-cell>
          <table:table-cell office:value-type="string" calcext:value-type="string">
            <text:p>VRAI</text:p>
          </table:table-cell>
          <table:table-cell table:number-columns-repeated="9"/>
        </table:table-row>
        <table:table-row table:style-name="ro1">
          <table:table-cell office:value-type="float" office:value="1567152913661" calcext:value-type="float">
            <text:p>1567152913661</text:p>
          </table:table-cell>
          <table:table-cell office:value-type="string" calcext:value-type="string">
            <text:p>circle</text:p>
          </table:table-cell>
          <table:table-cell office:value-type="float" office:value="0.940580819779815" calcext:value-type="float">
            <text:p>0,940580819779815</text:p>
          </table:table-cell>
          <table:table-cell office:value-type="float" office:value="22.5520497379209" calcext:value-type="float">
            <text:p>22,5520497379209</text:p>
          </table:table-cell>
          <table:table-cell office:value-type="float" office:value="12.8942625838952" calcext:value-type="float">
            <text:p>12,8942625838952</text:p>
          </table:table-cell>
          <table:table-cell office:value-type="float" office:value="9.65778715402566" calcext:value-type="float">
            <text:p>9,65778715402566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2" office:value-type="string" calcext:value-type="string">
            <text:p>FAUX</text:p>
          </table:table-cell>
          <table:table-cell office:value-type="string" calcext:value-type="string">
            <text:p>VRAI</text:p>
          </table:table-cell>
          <table:table-cell table:number-columns-repeated="9"/>
        </table:table-row>
        <table:table-row table:style-name="ro1">
          <table:table-cell office:value-type="float" office:value="1567152915174" calcext:value-type="float">
            <text:p>1567152915174</text:p>
          </table:table-cell>
          <table:table-cell office:value-type="string" calcext:value-type="string">
            <text:p>circle</text:p>
          </table:table-cell>
          <table:table-cell office:value-type="float" office:value="0.910317712386828" calcext:value-type="float">
            <text:p>0,910317712386828</text:p>
          </table:table-cell>
          <table:table-cell office:value-type="float" office:value="11.6231749167104" calcext:value-type="float">
            <text:p>11,6231749167104</text:p>
          </table:table-cell>
          <table:table-cell office:value-type="float" office:value="10.1589750644535" calcext:value-type="float">
            <text:p>10,1589750644535</text:p>
          </table:table-cell>
          <table:table-cell office:value-type="float" office:value="1.4641998522569" calcext:value-type="float">
            <text:p>1,4641998522569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16277" calcext:value-type="float">
            <text:p>1567152916277</text:p>
          </table:table-cell>
          <table:table-cell office:value-type="string" calcext:value-type="string">
            <text:p>circle</text:p>
          </table:table-cell>
          <table:table-cell office:value-type="float" office:value="0.837906582737747" calcext:value-type="float">
            <text:p>0,837906582737747</text:p>
          </table:table-cell>
          <table:table-cell office:value-type="float" office:value="4.04703884241522" calcext:value-type="float">
            <text:p>4,04703884241522</text:p>
          </table:table-cell>
          <table:table-cell office:value-type="float" office:value="1.88665093765752" calcext:value-type="float">
            <text:p>1,88665093765752</text:p>
          </table:table-cell>
          <table:table-cell office:value-type="float" office:value="2.1603879047577" calcext:value-type="float">
            <text:p>2,1603879047577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17548" calcext:value-type="float">
            <text:p>1567152917548</text:p>
          </table:table-cell>
          <table:table-cell office:value-type="string" calcext:value-type="string">
            <text:p>circle</text:p>
          </table:table-cell>
          <table:table-cell office:value-type="float" office:value="0.790180640950583" calcext:value-type="float">
            <text:p>0,790180640950583</text:p>
          </table:table-cell>
          <table:table-cell office:value-type="float" office:value="21.8723987134067" calcext:value-type="float">
            <text:p>21,8723987134067</text:p>
          </table:table-cell>
          <table:table-cell office:value-type="float" office:value="0.691667960140322" calcext:value-type="float">
            <text:p>0,691667960140322</text:p>
          </table:table-cell>
          <table:table-cell office:value-type="float" office:value="21.1807307532664" calcext:value-type="float">
            <text:p>21,1807307532664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rectang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3"/>
          <table:table-cell office:value-type="string" calcext:value-type="string">
            <text:p>possible threshold</text:p>
          </table:table-cell>
          <table:table-cell table:number-columns-repeated="5"/>
        </table:table-row>
        <table:table-row table:style-name="ro1">
          <table:table-cell office:value-type="float" office:value="1567152918559" calcext:value-type="float">
            <text:p>1567152918559</text:p>
          </table:table-cell>
          <table:table-cell office:value-type="string" calcext:value-type="string">
            <text:p>square</text:p>
          </table:table-cell>
          <table:table-cell office:value-type="float" office:value="0.884916906302166" calcext:value-type="float">
            <text:p>0,884916906302166</text:p>
          </table:table-cell>
          <table:table-cell office:value-type="float" office:value="0.80247757526076" calcext:value-type="float">
            <text:p>0,80247757526076</text:p>
          </table:table-cell>
          <table:table-cell office:value-type="float" office:value="0.001135646284581" calcext:value-type="float">
            <text:p>0,001135646284581</text:p>
          </table:table-cell>
          <table:table-cell office:value-type="float" office:value="0.801341928976179" calcext:value-type="float">
            <text:p>0,801341928976179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3"/>
          <table:table-cell office:value-type="string" calcext:value-type="string">
            <text:p>score</text:p>
          </table:table-cell>
          <table:table-cell office:value-type="float" office:value="0.93" calcext:value-type="float">
            <text:p>0,93</text:p>
          </table:table-cell>
          <table:table-cell table:number-columns-repeated="4"/>
        </table:table-row>
        <table:table-row table:style-name="ro1">
          <table:table-cell office:value-type="float" office:value="1567152919753" calcext:value-type="float">
            <text:p>1567152919753</text:p>
          </table:table-cell>
          <table:table-cell office:value-type="string" calcext:value-type="string">
            <text:p>square</text:p>
          </table:table-cell>
          <table:table-cell office:value-type="float" office:value="0.827767448362124" calcext:value-type="float">
            <text:p>0,827767448362124</text:p>
          </table:table-cell>
          <table:table-cell office:value-type="float" office:value="28.7073760954672" calcext:value-type="float">
            <text:p>28,7073760954672</text:p>
          </table:table-cell>
          <table:table-cell office:value-type="float" office:value="0.558945328824944" calcext:value-type="float">
            <text:p>0,558945328824944</text:p>
          </table:table-cell>
          <table:table-cell office:value-type="float" office:value="28.1484307666423" calcext:value-type="float">
            <text:p>28,1484307666423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rectang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3"/>
          <table:table-cell office:value-type="string" calcext:value-type="string">
            <text:p>cumul</text:p>
          </table:table-cell>
          <table:table-cell table:number-columns-repeated="5"/>
        </table:table-row>
        <table:table-row table:style-name="ro1">
          <table:table-cell office:value-type="float" office:value="1567152921793" calcext:value-type="float">
            <text:p>1567152921793</text:p>
          </table:table-cell>
          <table:table-cell office:value-type="string" calcext:value-type="string">
            <text:p>circle</text:p>
          </table:table-cell>
          <table:table-cell office:value-type="float" office:value="0.879315256657481" calcext:value-type="float">
            <text:p>0,879315256657481</text:p>
          </table:table-cell>
          <table:table-cell office:value-type="float" office:value="0.896666107877113" calcext:value-type="float">
            <text:p>0,896666107877113</text:p>
          </table:table-cell>
          <table:table-cell office:value-type="float" office:value="0.131571248645212" calcext:value-type="float">
            <text:p>0,131571248645212</text:p>
          </table:table-cell>
          <table:table-cell office:value-type="float" office:value="0.765094859231901" calcext:value-type="float">
            <text:p>0,765094859231901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23234" calcext:value-type="float">
            <text:p>1567152923234</text:p>
          </table:table-cell>
          <table:table-cell office:value-type="string" calcext:value-type="string">
            <text:p>circle</text:p>
          </table:table-cell>
          <table:table-cell office:value-type="float" office:value="0.920497735365046" calcext:value-type="float">
            <text:p>0,920497735365046</text:p>
          </table:table-cell>
          <table:table-cell office:value-type="float" office:value="25.2381359867029" calcext:value-type="float">
            <text:p>25,2381359867029</text:p>
          </table:table-cell>
          <table:table-cell office:value-type="float" office:value="7.46964055898822" calcext:value-type="float">
            <text:p>7,46964055898822</text:p>
          </table:table-cell>
          <table:table-cell office:value-type="float" office:value="17.7684954277146" calcext:value-type="float">
            <text:p>17,7684954277146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24453" calcext:value-type="float">
            <text:p>1567152924453</text:p>
          </table:table-cell>
          <table:table-cell office:value-type="string" calcext:value-type="string">
            <text:p>circle</text:p>
          </table:table-cell>
          <table:table-cell office:value-type="float" office:value="0.916773740102782" calcext:value-type="float">
            <text:p>0,916773740102782</text:p>
          </table:table-cell>
          <table:table-cell office:value-type="float" office:value="11.4215566673969" calcext:value-type="float">
            <text:p>11,4215566673969</text:p>
          </table:table-cell>
          <table:table-cell office:value-type="float" office:value="2.90258240542995" calcext:value-type="float">
            <text:p>2,90258240542995</text:p>
          </table:table-cell>
          <table:table-cell office:value-type="float" office:value="8.51897426196696" calcext:value-type="float">
            <text:p>8,51897426196696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26060" calcext:value-type="float">
            <text:p>1567152926060</text:p>
          </table:table-cell>
          <table:table-cell office:value-type="string" calcext:value-type="string">
            <text:p>circle</text:p>
          </table:table-cell>
          <table:table-cell office:value-type="float" office:value="0.875767917823591" calcext:value-type="float">
            <text:p>0,875767917823591</text:p>
          </table:table-cell>
          <table:table-cell office:value-type="float" office:value="11.1648362951104" calcext:value-type="float">
            <text:p>11,1648362951104</text:p>
          </table:table-cell>
          <table:table-cell office:value-type="float" office:value="2.4573436500844" calcext:value-type="float">
            <text:p>2,4573436500844</text:p>
          </table:table-cell>
          <table:table-cell office:value-type="float" office:value="8.70749264502597" calcext:value-type="float">
            <text:p>8,70749264502597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27940" calcext:value-type="float">
            <text:p>1567152927940</text:p>
          </table:table-cell>
          <table:table-cell office:value-type="string" calcext:value-type="string">
            <text:p>circle</text:p>
          </table:table-cell>
          <table:table-cell office:value-type="float" office:value="0.828051312303059" calcext:value-type="float">
            <text:p>0,828051312303059</text:p>
          </table:table-cell>
          <table:table-cell office:value-type="float" office:value="11.0226250257876" calcext:value-type="float">
            <text:p>11,0226250257876</text:p>
          </table:table-cell>
          <table:table-cell office:value-type="float" office:value="2.15092374913116" calcext:value-type="float">
            <text:p>2,15092374913116</text:p>
          </table:table-cell>
          <table:table-cell office:value-type="float" office:value="8.87170127665642" calcext:value-type="float">
            <text:p>8,87170127665642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31437" calcext:value-type="float">
            <text:p>1567152931437</text:p>
          </table:table-cell>
          <table:table-cell office:value-type="string" calcext:value-type="string">
            <text:p>circle</text:p>
          </table:table-cell>
          <table:table-cell office:value-type="float" office:value="0.959555238221348" calcext:value-type="float">
            <text:p>0,959555238221348</text:p>
          </table:table-cell>
          <table:table-cell office:value-type="float" office:value="27.6599547587601" calcext:value-type="float">
            <text:p>27,6599547587601</text:p>
          </table:table-cell>
          <table:table-cell office:value-type="float" office:value="19.1362317788537" calcext:value-type="float">
            <text:p>19,1362317788537</text:p>
          </table:table-cell>
          <table:table-cell office:value-type="float" office:value="8.52372297990643" calcext:value-type="float">
            <text:p>8,5237229799064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33209" calcext:value-type="float">
            <text:p>1567152933209</text:p>
          </table:table-cell>
          <table:table-cell office:value-type="string" calcext:value-type="string">
            <text:p>square</text:p>
          </table:table-cell>
          <table:table-cell office:value-type="float" office:value="0.963648164993582" calcext:value-type="float">
            <text:p>0,963648164993582</text:p>
          </table:table-cell>
          <table:table-cell office:value-type="float" office:value="29.9031653445242" calcext:value-type="float">
            <text:p>29,9031653445242</text:p>
          </table:table-cell>
          <table:table-cell office:value-type="float" office:value="14.3487498157379" calcext:value-type="float">
            <text:p>14,3487498157379</text:p>
          </table:table-cell>
          <table:table-cell office:value-type="float" office:value="15.5544155287863" calcext:value-type="float">
            <text:p>15,5544155287863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38141" calcext:value-type="float">
            <text:p>1567152938141</text:p>
          </table:table-cell>
          <table:table-cell office:value-type="string" calcext:value-type="string">
            <text:p>square</text:p>
          </table:table-cell>
          <table:table-cell office:value-type="float" office:value="0.931904411824969" calcext:value-type="float">
            <text:p>0,931904411824969</text:p>
          </table:table-cell>
          <table:table-cell office:value-type="float" office:value="25.1016374601556" calcext:value-type="float">
            <text:p>25,1016374601556</text:p>
          </table:table-cell>
          <table:table-cell office:value-type="float" office:value="5.47353546023861" calcext:value-type="float">
            <text:p>5,47353546023861</text:p>
          </table:table-cell>
          <table:table-cell office:value-type="float" office:value="19.628101999917" calcext:value-type="float">
            <text:p>19,6281019999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39193" calcext:value-type="float">
            <text:p>1567152939193</text:p>
          </table:table-cell>
          <table:table-cell office:value-type="string" calcext:value-type="string">
            <text:p>square</text:p>
          </table:table-cell>
          <table:table-cell office:value-type="float" office:value="0.893688246542518" calcext:value-type="float">
            <text:p>0,893688246542518</text:p>
          </table:table-cell>
          <table:table-cell office:value-type="float" office:value="19.4393383932352" calcext:value-type="float">
            <text:p>19,4393383932352</text:p>
          </table:table-cell>
          <table:table-cell office:value-type="float" office:value="3.66339619170864" calcext:value-type="float">
            <text:p>3,66339619170864</text:p>
          </table:table-cell>
          <table:table-cell office:value-type="float" office:value="15.7759422015266" calcext:value-type="float">
            <text:p>15,7759422015266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40194" calcext:value-type="float">
            <text:p>1567152940194</text:p>
          </table:table-cell>
          <table:table-cell office:value-type="string" calcext:value-type="string">
            <text:p>circle</text:p>
          </table:table-cell>
          <table:table-cell office:value-type="float" office:value="0.868988304026211" calcext:value-type="float">
            <text:p>0,868988304026211</text:p>
          </table:table-cell>
          <table:table-cell office:value-type="float" office:value="8.318063905542" calcext:value-type="float">
            <text:p>8,318063905542</text:p>
          </table:table-cell>
          <table:table-cell office:value-type="float" office:value="3.62460945237333" calcext:value-type="float">
            <text:p>3,62460945237333</text:p>
          </table:table-cell>
          <table:table-cell office:value-type="float" office:value="4.69345445316867" calcext:value-type="float">
            <text:p>4,69345445316867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40981" calcext:value-type="float">
            <text:p>1567152940981</text:p>
          </table:table-cell>
          <table:table-cell office:value-type="string" calcext:value-type="string">
            <text:p>square</text:p>
          </table:table-cell>
          <table:table-cell office:value-type="float" office:value="0.831252860915587" calcext:value-type="float">
            <text:p>0,831252860915587</text:p>
          </table:table-cell>
          <table:table-cell office:value-type="float" office:value="4.34300061481449" calcext:value-type="float">
            <text:p>4,34300061481449</text:p>
          </table:table-cell>
          <table:table-cell office:value-type="float" office:value="4.1821141000676" calcext:value-type="float">
            <text:p>4,1821141000676</text:p>
          </table:table-cell>
          <table:table-cell office:value-type="float" office:value="0.160886514746892" calcext:value-type="float">
            <text:p>0,160886514746892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42081" calcext:value-type="float">
            <text:p>1567152942081</text:p>
          </table:table-cell>
          <table:table-cell office:value-type="string" calcext:value-type="string">
            <text:p>circle</text:p>
          </table:table-cell>
          <table:table-cell office:value-type="float" office:value="0.923436717265723" calcext:value-type="float">
            <text:p>0,923436717265723</text:p>
          </table:table-cell>
          <table:table-cell office:value-type="float" office:value="21.5464763696909" calcext:value-type="float">
            <text:p>21,5464763696909</text:p>
          </table:table-cell>
          <table:table-cell office:value-type="float" office:value="4.61865967050991" calcext:value-type="float">
            <text:p>4,61865967050991</text:p>
          </table:table-cell>
          <table:table-cell office:value-type="float" office:value="16.927816699181" calcext:value-type="float">
            <text:p>16,927816699181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43470" calcext:value-type="float">
            <text:p>1567152943470</text:p>
          </table:table-cell>
          <table:table-cell office:value-type="string" calcext:value-type="string">
            <text:p>x</text:p>
          </table:table-cell>
          <table:table-cell office:value-type="float" office:value="0.700671835297066" calcext:value-type="float">
            <text:p>0,700671835297066</text:p>
          </table:table-cell>
          <table:table-cell office:value-type="float" office:value="14.3072308636548" calcext:value-type="float">
            <text:p>14,3072308636548</text:p>
          </table:table-cell>
          <table:table-cell office:value-type="float" office:value="9.54469636376716" calcext:value-type="float">
            <text:p>9,54469636376716</text:p>
          </table:table-cell>
          <table:table-cell office:value-type="float" office:value="4.7625344998876" calcext:value-type="float">
            <text:p>4,7625344998876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45305" calcext:value-type="float">
            <text:p>1567152945305</text:p>
          </table:table-cell>
          <table:table-cell office:value-type="string" calcext:value-type="string">
            <text:p>x</text:p>
          </table:table-cell>
          <table:table-cell office:value-type="float" office:value="0.649339225279102" calcext:value-type="float">
            <text:p>0,649339225279102</text:p>
          </table:table-cell>
          <table:table-cell office:value-type="float" office:value="41.1455488482236" calcext:value-type="float">
            <text:p>41,1455488482236</text:p>
          </table:table-cell>
          <table:table-cell office:value-type="float" office:value="39.4395967472734" calcext:value-type="float">
            <text:p>39,4395967472734</text:p>
          </table:table-cell>
          <table:table-cell office:value-type="float" office:value="1.70595210095021" calcext:value-type="float">
            <text:p>1,70595210095021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46968" calcext:value-type="float">
            <text:p>1567152946968</text:p>
          </table:table-cell>
          <table:table-cell office:value-type="string" calcext:value-type="string">
            <text:p>circle</text:p>
          </table:table-cell>
          <table:table-cell office:value-type="float" office:value="0.968249273574056" calcext:value-type="float">
            <text:p>0,968249273574056</text:p>
          </table:table-cell>
          <table:table-cell office:value-type="float" office:value="26.7605780760781" calcext:value-type="float">
            <text:p>26,7605780760781</text:p>
          </table:table-cell>
          <table:table-cell office:value-type="float" office:value="14.1247395216408" calcext:value-type="float">
            <text:p>14,1247395216408</text:p>
          </table:table-cell>
          <table:table-cell office:value-type="float" office:value="12.6358385544374" calcext:value-type="float">
            <text:p>12,635838554437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49799" calcext:value-type="float">
            <text:p>1567152949799</text:p>
          </table:table-cell>
          <table:table-cell office:value-type="string" calcext:value-type="string">
            <text:p>x</text:p>
          </table:table-cell>
          <table:table-cell office:value-type="float" office:value="0.435708200682216" calcext:value-type="float">
            <text:p>0,435708200682216</text:p>
          </table:table-cell>
          <table:table-cell office:value-type="float" office:value="7.39509802094317" calcext:value-type="float">
            <text:p>7,39509802094317</text:p>
          </table:table-cell>
          <table:table-cell office:value-type="float" office:value="2.70100440781552" calcext:value-type="float">
            <text:p>2,70100440781552</text:p>
          </table:table-cell>
          <table:table-cell office:value-type="float" office:value="4.69409361312765" calcext:value-type="float">
            <text:p>4,69409361312765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51759" calcext:value-type="float">
            <text:p>1567152951759</text:p>
          </table:table-cell>
          <table:table-cell office:value-type="string" calcext:value-type="string">
            <text:p>square</text:p>
          </table:table-cell>
          <table:table-cell office:value-type="float" office:value="0.884155893363656" calcext:value-type="float">
            <text:p>0,884155893363656</text:p>
          </table:table-cell>
          <table:table-cell office:value-type="float" office:value="19.2749732406462" calcext:value-type="float">
            <text:p>19,2749732406462</text:p>
          </table:table-cell>
          <table:table-cell office:value-type="float" office:value="5.20064132808609" calcext:value-type="float">
            <text:p>5,20064132808609</text:p>
          </table:table-cell>
          <table:table-cell office:value-type="float" office:value="14.0743319125601" calcext:value-type="float">
            <text:p>14,0743319125601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53629" calcext:value-type="float">
            <text:p>1567152953629</text:p>
          </table:table-cell>
          <table:table-cell office:value-type="string" calcext:value-type="string">
            <text:p>circle</text:p>
          </table:table-cell>
          <table:table-cell office:value-type="float" office:value="0.861432474770707" calcext:value-type="float">
            <text:p>0,861432474770707</text:p>
          </table:table-cell>
          <table:table-cell office:value-type="float" office:value="11.8280372837055" calcext:value-type="float">
            <text:p>11,8280372837055</text:p>
          </table:table-cell>
          <table:table-cell office:value-type="float" office:value="8.20251098065959" calcext:value-type="float">
            <text:p>8,20251098065959</text:p>
          </table:table-cell>
          <table:table-cell office:value-type="float" office:value="3.62552630304587" calcext:value-type="float">
            <text:p>3,62552630304587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55040" calcext:value-type="float">
            <text:p>1567152955040</text:p>
          </table:table-cell>
          <table:table-cell office:value-type="string" calcext:value-type="string">
            <text:p>circle</text:p>
          </table:table-cell>
          <table:table-cell office:value-type="float" office:value="0.835463011491267" calcext:value-type="float">
            <text:p>0,835463011491267</text:p>
          </table:table-cell>
          <table:table-cell office:value-type="float" office:value="11.1722416108746" calcext:value-type="float">
            <text:p>11,1722416108746</text:p>
          </table:table-cell>
          <table:table-cell office:value-type="float" office:value="6.27862272863399" calcext:value-type="float">
            <text:p>6,27862272863399</text:p>
          </table:table-cell>
          <table:table-cell office:value-type="float" office:value="4.89361888224061" calcext:value-type="float">
            <text:p>4,89361888224061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56989" calcext:value-type="float">
            <text:p>1567152956989</text:p>
          </table:table-cell>
          <table:table-cell office:value-type="string" calcext:value-type="string">
            <text:p>rectangle</text:p>
          </table:table-cell>
          <table:table-cell office:value-type="float" office:value="0.891106951557688" calcext:value-type="float">
            <text:p>0,891106951557688</text:p>
          </table:table-cell>
          <table:table-cell office:value-type="float" office:value="3.2027883526318" calcext:value-type="float">
            <text:p>3,2027883526318</text:p>
          </table:table-cell>
          <table:table-cell office:value-type="float" office:value="0.529952271337145" calcext:value-type="float">
            <text:p>0,529952271337145</text:p>
          </table:table-cell>
          <table:table-cell office:value-type="float" office:value="2.67283608129465" calcext:value-type="float">
            <text:p>2,67283608129465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58958" calcext:value-type="float">
            <text:p>1567152958958</text:p>
          </table:table-cell>
          <table:table-cell office:value-type="string" calcext:value-type="string">
            <text:p>square</text:p>
          </table:table-cell>
          <table:table-cell office:value-type="float" office:value="0.908465792845064" calcext:value-type="float">
            <text:p>0,908465792845064</text:p>
          </table:table-cell>
          <table:table-cell office:value-type="float" office:value="16.936394964895" calcext:value-type="float">
            <text:p>16,936394964895</text:p>
          </table:table-cell>
          <table:table-cell office:value-type="float" office:value="7.16534653406271" calcext:value-type="float">
            <text:p>7,16534653406271</text:p>
          </table:table-cell>
          <table:table-cell office:value-type="float" office:value="9.77104843083225" calcext:value-type="float">
            <text:p>9,77104843083225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60840" calcext:value-type="float">
            <text:p>1567152960840</text:p>
          </table:table-cell>
          <table:table-cell office:value-type="string" calcext:value-type="string">
            <text:p>rectangle</text:p>
          </table:table-cell>
          <table:table-cell office:value-type="float" office:value="0.84969857057053" calcext:value-type="float">
            <text:p>0,84969857057053</text:p>
          </table:table-cell>
          <table:table-cell office:value-type="float" office:value="9.76874502566056" calcext:value-type="float">
            <text:p>9,76874502566056</text:p>
          </table:table-cell>
          <table:table-cell office:value-type="float" office:value="9.21241048918812" calcext:value-type="float">
            <text:p>9,21241048918812</text:p>
          </table:table-cell>
          <table:table-cell office:value-type="float" office:value="0.556334536472441" calcext:value-type="float">
            <text:p>0,556334536472441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62251" calcext:value-type="float">
            <text:p>1567152962251</text:p>
          </table:table-cell>
          <table:table-cell office:value-type="string" calcext:value-type="string">
            <text:p>square</text:p>
          </table:table-cell>
          <table:table-cell office:value-type="float" office:value="0.920726223031622" calcext:value-type="float">
            <text:p>0,920726223031622</text:p>
          </table:table-cell>
          <table:table-cell office:value-type="float" office:value="28.1184991907546" calcext:value-type="float">
            <text:p>28,1184991907546</text:p>
          </table:table-cell>
          <table:table-cell office:value-type="float" office:value="3.98752429083721" calcext:value-type="float">
            <text:p>3,98752429083721</text:p>
          </table:table-cell>
          <table:table-cell office:value-type="float" office:value="24.1309748999174" calcext:value-type="float">
            <text:p>24,1309748999174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63710" calcext:value-type="float">
            <text:p>1567152963710</text:p>
          </table:table-cell>
          <table:table-cell office:value-type="string" calcext:value-type="string">
            <text:p>square</text:p>
          </table:table-cell>
          <table:table-cell office:value-type="float" office:value="0.928712757582706" calcext:value-type="float">
            <text:p>0,928712757582706</text:p>
          </table:table-cell>
          <table:table-cell office:value-type="float" office:value="22.0200903061632" calcext:value-type="float">
            <text:p>22,0200903061632</text:p>
          </table:table-cell>
          <table:table-cell office:value-type="float" office:value="5.72678650571418" calcext:value-type="float">
            <text:p>5,72678650571418</text:p>
          </table:table-cell>
          <table:table-cell office:value-type="float" office:value="16.293303800449" calcext:value-type="float">
            <text:p>16,29330380044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65121" calcext:value-type="float">
            <text:p>1567152965121</text:p>
          </table:table-cell>
          <table:table-cell office:value-type="string" calcext:value-type="string">
            <text:p>rectangle</text:p>
          </table:table-cell>
          <table:table-cell office:value-type="float" office:value="0.896528936602813" calcext:value-type="float">
            <text:p>0,896528936602813</text:p>
          </table:table-cell>
          <table:table-cell office:value-type="float" office:value="20.013871525109" calcext:value-type="float">
            <text:p>20,013871525109</text:p>
          </table:table-cell>
          <table:table-cell office:value-type="float" office:value="19.2302118151635" calcext:value-type="float">
            <text:p>19,2302118151635</text:p>
          </table:table-cell>
          <table:table-cell office:value-type="float" office:value="0.783659709945582" calcext:value-type="float">
            <text:p>0,783659709945582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66607" calcext:value-type="float">
            <text:p>1567152966607</text:p>
          </table:table-cell>
          <table:table-cell office:value-type="string" calcext:value-type="string">
            <text:p>square</text:p>
          </table:table-cell>
          <table:table-cell office:value-type="float" office:value="0.876894213702813" calcext:value-type="float">
            <text:p>0,876894213702813</text:p>
          </table:table-cell>
          <table:table-cell office:value-type="float" office:value="2.60570818065058" calcext:value-type="float">
            <text:p>2,60570818065058</text:p>
          </table:table-cell>
          <table:table-cell office:value-type="float" office:value="1.04930169478007" calcext:value-type="float">
            <text:p>1,04930169478007</text:p>
          </table:table-cell>
          <table:table-cell office:value-type="float" office:value="1.55640648587051" calcext:value-type="float">
            <text:p>1,55640648587051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68295" calcext:value-type="float">
            <text:p>1567152968295</text:p>
          </table:table-cell>
          <table:table-cell office:value-type="string" calcext:value-type="string">
            <text:p>rectangle</text:p>
          </table:table-cell>
          <table:table-cell office:value-type="float" office:value="0.8874258091137" calcext:value-type="float">
            <text:p>0,8874258091137</text:p>
          </table:table-cell>
          <table:table-cell office:value-type="float" office:value="2.40984747005806" calcext:value-type="float">
            <text:p>2,40984747005806</text:p>
          </table:table-cell>
          <table:table-cell office:value-type="float" office:value="2.26131210436573" calcext:value-type="float">
            <text:p>2,26131210436573</text:p>
          </table:table-cell>
          <table:table-cell office:value-type="float" office:value="0.148535365692336" calcext:value-type="float">
            <text:p>0,148535365692336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69727" calcext:value-type="float">
            <text:p>1567152969727</text:p>
          </table:table-cell>
          <table:table-cell office:value-type="string" calcext:value-type="string">
            <text:p>circle</text:p>
          </table:table-cell>
          <table:table-cell office:value-type="float" office:value="0.950001120002955" calcext:value-type="float">
            <text:p>0,950001120002955</text:p>
          </table:table-cell>
          <table:table-cell office:value-type="float" office:value="25.9036579115978" calcext:value-type="float">
            <text:p>25,9036579115978</text:p>
          </table:table-cell>
          <table:table-cell office:value-type="float" office:value="12.9824160184594" calcext:value-type="float">
            <text:p>12,9824160184594</text:p>
          </table:table-cell>
          <table:table-cell office:value-type="float" office:value="12.9212418931384" calcext:value-type="float">
            <text:p>12,9212418931384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71360" calcext:value-type="float">
            <text:p>1567152971360</text:p>
          </table:table-cell>
          <table:table-cell office:value-type="string" calcext:value-type="string">
            <text:p>circle</text:p>
          </table:table-cell>
          <table:table-cell office:value-type="float" office:value="0.96580400351775" calcext:value-type="float">
            <text:p>0,96580400351775</text:p>
          </table:table-cell>
          <table:table-cell office:value-type="float" office:value="27.5633663866858" calcext:value-type="float">
            <text:p>27,5633663866858</text:p>
          </table:table-cell>
          <table:table-cell office:value-type="float" office:value="20.1320660372846" calcext:value-type="float">
            <text:p>20,1320660372846</text:p>
          </table:table-cell>
          <table:table-cell office:value-type="float" office:value="7.43130034940111" calcext:value-type="float">
            <text:p>7,431300349401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72645" calcext:value-type="float">
            <text:p>1567152972645</text:p>
          </table:table-cell>
          <table:table-cell office:value-type="string" calcext:value-type="string">
            <text:p>circle</text:p>
          </table:table-cell>
          <table:table-cell office:value-type="float" office:value="0.869041744564889" calcext:value-type="float">
            <text:p>0,869041744564889</text:p>
          </table:table-cell>
          <table:table-cell office:value-type="float" office:value="20.6439844180986" calcext:value-type="float">
            <text:p>20,6439844180986</text:p>
          </table:table-cell>
          <table:table-cell office:value-type="float" office:value="2.87395364824387" calcext:value-type="float">
            <text:p>2,87395364824387</text:p>
          </table:table-cell>
          <table:table-cell office:value-type="float" office:value="17.7700307698547" calcext:value-type="float">
            <text:p>17,7700307698547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73935" calcext:value-type="float">
            <text:p>1567152973935</text:p>
          </table:table-cell>
          <table:table-cell office:value-type="string" calcext:value-type="string">
            <text:p>circle</text:p>
          </table:table-cell>
          <table:table-cell office:value-type="float" office:value="0.887114179942972" calcext:value-type="float">
            <text:p>0,887114179942972</text:p>
          </table:table-cell>
          <table:table-cell office:value-type="float" office:value="5.29941791675066" calcext:value-type="float">
            <text:p>5,29941791675066</text:p>
          </table:table-cell>
          <table:table-cell office:value-type="float" office:value="2.97862677250462" calcext:value-type="float">
            <text:p>2,97862677250462</text:p>
          </table:table-cell>
          <table:table-cell office:value-type="float" office:value="2.32079114424604" calcext:value-type="float">
            <text:p>2,32079114424604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75131" calcext:value-type="float">
            <text:p>1567152975131</text:p>
          </table:table-cell>
          <table:table-cell office:value-type="string" calcext:value-type="string">
            <text:p>rectangle</text:p>
          </table:table-cell>
          <table:table-cell office:value-type="float" office:value="0.722889062201501" calcext:value-type="float">
            <text:p>0,722889062201501</text:p>
          </table:table-cell>
          <table:table-cell office:value-type="float" office:value="8.73055651013991" calcext:value-type="float">
            <text:p>8,73055651013991</text:p>
          </table:table-cell>
          <table:table-cell office:value-type="float" office:value="7.91132740372633" calcext:value-type="float">
            <text:p>7,91132740372633</text:p>
          </table:table-cell>
          <table:table-cell office:value-type="float" office:value="0.81922910641358" calcext:value-type="float">
            <text:p>0,81922910641358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76306" calcext:value-type="float">
            <text:p>1567152976306</text:p>
          </table:table-cell>
          <table:table-cell office:value-type="string" calcext:value-type="string">
            <text:p>line</text:p>
          </table:table-cell>
          <table:table-cell office:value-type="float" office:value="0.52724763257228" calcext:value-type="float">
            <text:p>0,52724763257228</text:p>
          </table:table-cell>
          <table:table-cell office:value-type="float" office:value="35.4375742131515" calcext:value-type="float">
            <text:p>35,4375742131515</text:p>
          </table:table-cell>
          <table:table-cell office:value-type="float" office:value="34.7380839729592" calcext:value-type="float">
            <text:p>34,7380839729592</text:p>
          </table:table-cell>
          <table:table-cell office:value-type="float" office:value="0.699490240192276" calcext:value-type="float">
            <text:p>0,699490240192276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77415" calcext:value-type="float">
            <text:p>1567152977415</text:p>
          </table:table-cell>
          <table:table-cell office:value-type="string" calcext:value-type="string">
            <text:p>circle</text:p>
          </table:table-cell>
          <table:table-cell office:value-type="float" office:value="0.909583666086692" calcext:value-type="float">
            <text:p>0,909583666086692</text:p>
          </table:table-cell>
          <table:table-cell office:value-type="float" office:value="17.5225602446369" calcext:value-type="float">
            <text:p>17,5225602446369</text:p>
          </table:table-cell>
          <table:table-cell office:value-type="float" office:value="11.0169956311741" calcext:value-type="float">
            <text:p>11,0169956311741</text:p>
          </table:table-cell>
          <table:table-cell office:value-type="float" office:value="6.50556461346271" calcext:value-type="float">
            <text:p>6,50556461346271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78387" calcext:value-type="float">
            <text:p>1567152978387</text:p>
          </table:table-cell>
          <table:table-cell office:value-type="string" calcext:value-type="string">
            <text:p>circle</text:p>
          </table:table-cell>
          <table:table-cell office:value-type="float" office:value="0.936999379714078" calcext:value-type="float">
            <text:p>0,936999379714078</text:p>
          </table:table-cell>
          <table:table-cell office:value-type="float" office:value="18.375910712207" calcext:value-type="float">
            <text:p>18,375910712207</text:p>
          </table:table-cell>
          <table:table-cell office:value-type="float" office:value="13.5926107082792" calcext:value-type="float">
            <text:p>13,5926107082792</text:p>
          </table:table-cell>
          <table:table-cell office:value-type="float" office:value="4.78330000392776" calcext:value-type="float">
            <text:p>4,78330000392776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2" office:value-type="string" calcext:value-type="string">
            <text:p>FAUX</text:p>
          </table:table-cell>
          <table:table-cell office:value-type="string" calcext:value-type="string">
            <text:p>VRAI</text:p>
          </table:table-cell>
          <table:table-cell table:number-columns-repeated="9"/>
        </table:table-row>
        <table:table-row table:style-name="ro1">
          <table:table-cell office:value-type="float" office:value="1567152979640" calcext:value-type="float">
            <text:p>1567152979640</text:p>
          </table:table-cell>
          <table:table-cell office:value-type="string" calcext:value-type="string">
            <text:p>circle</text:p>
          </table:table-cell>
          <table:table-cell office:value-type="float" office:value="0.92113076867574" calcext:value-type="float">
            <text:p>0,92113076867574</text:p>
          </table:table-cell>
          <table:table-cell office:value-type="float" office:value="21.5175957617949" calcext:value-type="float">
            <text:p>21,5175957617949</text:p>
          </table:table-cell>
          <table:table-cell office:value-type="float" office:value="12.3212909466184" calcext:value-type="float">
            <text:p>12,3212909466184</text:p>
          </table:table-cell>
          <table:table-cell office:value-type="float" office:value="9.19630481517649" calcext:value-type="float">
            <text:p>9,19630481517649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81032" calcext:value-type="float">
            <text:p>1567152981032</text:p>
          </table:table-cell>
          <table:table-cell office:value-type="string" calcext:value-type="string">
            <text:p>square</text:p>
          </table:table-cell>
          <table:table-cell office:value-type="float" office:value="0.953336623383717" calcext:value-type="float">
            <text:p>0,953336623383717</text:p>
          </table:table-cell>
          <table:table-cell office:value-type="float" office:value="28.3537308692957" calcext:value-type="float">
            <text:p>28,3537308692957</text:p>
          </table:table-cell>
          <table:table-cell office:value-type="float" office:value="10.9692307215822" calcext:value-type="float">
            <text:p>10,9692307215822</text:p>
          </table:table-cell>
          <table:table-cell office:value-type="float" office:value="17.3845001477135" calcext:value-type="float">
            <text:p>17,384500147713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82110" calcext:value-type="float">
            <text:p>1567152982110</text:p>
          </table:table-cell>
          <table:table-cell office:value-type="string" calcext:value-type="string">
            <text:p>square</text:p>
          </table:table-cell>
          <table:table-cell office:value-type="float" office:value="0.942267998989008" calcext:value-type="float">
            <text:p>0,942267998989008</text:p>
          </table:table-cell>
          <table:table-cell office:value-type="float" office:value="19.7981384661966" calcext:value-type="float">
            <text:p>19,7981384661966</text:p>
          </table:table-cell>
          <table:table-cell office:value-type="float" office:value="5.27516610671354" calcext:value-type="float">
            <text:p>5,27516610671354</text:p>
          </table:table-cell>
          <table:table-cell office:value-type="float" office:value="14.522972359483" calcext:value-type="float">
            <text:p>14,522972359483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82923" calcext:value-type="float">
            <text:p>1567152982923</text:p>
          </table:table-cell>
          <table:table-cell office:value-type="string" calcext:value-type="string">
            <text:p>circle</text:p>
          </table:table-cell>
          <table:table-cell office:value-type="float" office:value="0.919880167477538" calcext:value-type="float">
            <text:p>0,919880167477538</text:p>
          </table:table-cell>
          <table:table-cell office:value-type="float" office:value="21.9279548115421" calcext:value-type="float">
            <text:p>21,9279548115421</text:p>
          </table:table-cell>
          <table:table-cell office:value-type="float" office:value="13.0412849038793" calcext:value-type="float">
            <text:p>13,0412849038793</text:p>
          </table:table-cell>
          <table:table-cell office:value-type="float" office:value="8.88666990766288" calcext:value-type="float">
            <text:p>8,88666990766288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83948" calcext:value-type="float">
            <text:p>1567152983948</text:p>
          </table:table-cell>
          <table:table-cell office:value-type="string" calcext:value-type="string">
            <text:p>circle</text:p>
          </table:table-cell>
          <table:table-cell office:value-type="float" office:value="0.940877372050075" calcext:value-type="float">
            <text:p>0,940877372050075</text:p>
          </table:table-cell>
          <table:table-cell office:value-type="float" office:value="21.3662868517396" calcext:value-type="float">
            <text:p>21,3662868517396</text:p>
          </table:table-cell>
          <table:table-cell office:value-type="float" office:value="16.4963367380995" calcext:value-type="float">
            <text:p>16,4963367380995</text:p>
          </table:table-cell>
          <table:table-cell office:value-type="float" office:value="4.86995011364014" calcext:value-type="float">
            <text:p>4,8699501136401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85148" calcext:value-type="float">
            <text:p>1567152985148</text:p>
          </table:table-cell>
          <table:table-cell office:value-type="string" calcext:value-type="string">
            <text:p>circle</text:p>
          </table:table-cell>
          <table:table-cell office:value-type="float" office:value="0.900446592783052" calcext:value-type="float">
            <text:p>0,900446592783052</text:p>
          </table:table-cell>
          <table:table-cell office:value-type="float" office:value="9.08653905469989" calcext:value-type="float">
            <text:p>9,08653905469989</text:p>
          </table:table-cell>
          <table:table-cell office:value-type="float" office:value="8.93174612418252" calcext:value-type="float">
            <text:p>8,93174612418252</text:p>
          </table:table-cell>
          <table:table-cell office:value-type="float" office:value="0.154792930517377" calcext:value-type="float">
            <text:p>0,154792930517377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88511" calcext:value-type="float">
            <text:p>1567152988511</text:p>
          </table:table-cell>
          <table:table-cell office:value-type="string" calcext:value-type="string">
            <text:p>circle</text:p>
          </table:table-cell>
          <table:table-cell office:value-type="float" office:value="0.947194953734058" calcext:value-type="float">
            <text:p>0,947194953734058</text:p>
          </table:table-cell>
          <table:table-cell office:value-type="float" office:value="23.4318542946779" calcext:value-type="float">
            <text:p>23,4318542946779</text:p>
          </table:table-cell>
          <table:table-cell office:value-type="float" office:value="15.3960622225788" calcext:value-type="float">
            <text:p>15,3960622225788</text:p>
          </table:table-cell>
          <table:table-cell office:value-type="float" office:value="8.03579207209907" calcext:value-type="float">
            <text:p>8,03579207209907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2" office:value-type="string" calcext:value-type="string">
            <text:p>FAUX</text:p>
          </table:table-cell>
          <table:table-cell office:value-type="string" calcext:value-type="string">
            <text:p>VRAI</text:p>
          </table:table-cell>
          <table:table-cell table:number-columns-repeated="9"/>
        </table:table-row>
        <table:table-row table:style-name="ro1">
          <table:table-cell office:value-type="float" office:value="1567152989627" calcext:value-type="float">
            <text:p>1567152989627</text:p>
          </table:table-cell>
          <table:table-cell office:value-type="string" calcext:value-type="string">
            <text:p>circle</text:p>
          </table:table-cell>
          <table:table-cell office:value-type="float" office:value="0.921521719777592" calcext:value-type="float">
            <text:p>0,921521719777592</text:p>
          </table:table-cell>
          <table:table-cell office:value-type="float" office:value="15.5188165476464" calcext:value-type="float">
            <text:p>15,5188165476464</text:p>
          </table:table-cell>
          <table:table-cell office:value-type="float" office:value="11.9660266604965" calcext:value-type="float">
            <text:p>11,9660266604965</text:p>
          </table:table-cell>
          <table:table-cell office:value-type="float" office:value="3.5527898871499" calcext:value-type="float">
            <text:p>3,5527898871499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90872" calcext:value-type="float">
            <text:p>1567152990872</text:p>
          </table:table-cell>
          <table:table-cell office:value-type="string" calcext:value-type="string">
            <text:p>square</text:p>
          </table:table-cell>
          <table:table-cell office:value-type="float" office:value="0.907881320561219" calcext:value-type="float">
            <text:p>0,907881320561219</text:p>
          </table:table-cell>
          <table:table-cell office:value-type="float" office:value="20.921939546486" calcext:value-type="float">
            <text:p>20,921939546486</text:p>
          </table:table-cell>
          <table:table-cell office:value-type="float" office:value="2.39784188428233" calcext:value-type="float">
            <text:p>2,39784188428233</text:p>
          </table:table-cell>
          <table:table-cell office:value-type="float" office:value="18.5240976622037" calcext:value-type="float">
            <text:p>18,5240976622037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93328" calcext:value-type="float">
            <text:p>1567152993328</text:p>
          </table:table-cell>
          <table:table-cell office:value-type="string" calcext:value-type="string">
            <text:p>square</text:p>
          </table:table-cell>
          <table:table-cell office:value-type="float" office:value="0.938022970999567" calcext:value-type="float">
            <text:p>0,938022970999567</text:p>
          </table:table-cell>
          <table:table-cell office:value-type="float" office:value="23.828177019772" calcext:value-type="float">
            <text:p>23,828177019772</text:p>
          </table:table-cell>
          <table:table-cell office:value-type="float" office:value="9.33715283739997" calcext:value-type="float">
            <text:p>9,33715283739997</text:p>
          </table:table-cell>
          <table:table-cell office:value-type="float" office:value="14.491024182372" calcext:value-type="float">
            <text:p>14,491024182372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square</text:p>
          </table:table-cell>
          <table:table-cell table:number-columns-repeated="2" office:value-type="string" calcext:value-type="string">
            <text:p>FAUX</text:p>
          </table:table-cell>
          <table:table-cell office:value-type="string" calcext:value-type="string">
            <text:p>VRAI</text:p>
          </table:table-cell>
          <table:table-cell table:number-columns-repeated="9"/>
        </table:table-row>
        <table:table-row table:style-name="ro1">
          <table:table-cell office:value-type="float" office:value="1567152994663" calcext:value-type="float">
            <text:p>1567152994663</text:p>
          </table:table-cell>
          <table:table-cell office:value-type="string" calcext:value-type="string">
            <text:p>square</text:p>
          </table:table-cell>
          <table:table-cell office:value-type="float" office:value="0.917891479709166" calcext:value-type="float">
            <text:p>0,917891479709166</text:p>
          </table:table-cell>
          <table:table-cell office:value-type="float" office:value="12.4679727909505" calcext:value-type="float">
            <text:p>12,4679727909505</text:p>
          </table:table-cell>
          <table:table-cell office:value-type="float" office:value="7.49771872218986" calcext:value-type="float">
            <text:p>7,49771872218986</text:p>
          </table:table-cell>
          <table:table-cell office:value-type="float" office:value="4.97025406876067" calcext:value-type="float">
            <text:p>4,97025406876067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97404" calcext:value-type="float">
            <text:p>1567152997404</text:p>
          </table:table-cell>
          <table:table-cell office:value-type="string" calcext:value-type="string">
            <text:p>square</text:p>
          </table:table-cell>
          <table:table-cell office:value-type="float" office:value="0.923744321349314" calcext:value-type="float">
            <text:p>0,923744321349314</text:p>
          </table:table-cell>
          <table:table-cell office:value-type="float" office:value="13.4685855608044" calcext:value-type="float">
            <text:p>13,4685855608044</text:p>
          </table:table-cell>
          <table:table-cell office:value-type="float" office:value="5.9954158755058" calcext:value-type="float">
            <text:p>5,9954158755058</text:p>
          </table:table-cell>
          <table:table-cell office:value-type="float" office:value="7.47316968529856" calcext:value-type="float">
            <text:p>7,47316968529856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squar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98331" calcext:value-type="float">
            <text:p>1567152998331</text:p>
          </table:table-cell>
          <table:table-cell office:value-type="string" calcext:value-type="string">
            <text:p>circle</text:p>
          </table:table-cell>
          <table:table-cell office:value-type="float" office:value="0.917334971895919" calcext:value-type="float">
            <text:p>0,917334971895919</text:p>
          </table:table-cell>
          <table:table-cell office:value-type="float" office:value="24.3024365004562" calcext:value-type="float">
            <text:p>24,3024365004562</text:p>
          </table:table-cell>
          <table:table-cell office:value-type="float" office:value="6.52905243283685" calcext:value-type="float">
            <text:p>6,52905243283685</text:p>
          </table:table-cell>
          <table:table-cell office:value-type="float" office:value="17.7733840676193" calcext:value-type="float">
            <text:p>17,7733840676193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2999278" calcext:value-type="float">
            <text:p>1567152999278</text:p>
          </table:table-cell>
          <table:table-cell office:value-type="string" calcext:value-type="string">
            <text:p>circle</text:p>
          </table:table-cell>
          <table:table-cell office:value-type="float" office:value="0.872588666571652" calcext:value-type="float">
            <text:p>0,872588666571652</text:p>
          </table:table-cell>
          <table:table-cell office:value-type="float" office:value="25.1943015762929" calcext:value-type="float">
            <text:p>25,1943015762929</text:p>
          </table:table-cell>
          <table:table-cell office:value-type="float" office:value="8.24518555098797" calcext:value-type="float">
            <text:p>8,24518555098797</text:p>
          </table:table-cell>
          <table:table-cell office:value-type="float" office:value="16.9491160253049" calcext:value-type="float">
            <text:p>16,9491160253049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3000664" calcext:value-type="float">
            <text:p>1567153000664</text:p>
          </table:table-cell>
          <table:table-cell office:value-type="string" calcext:value-type="string">
            <text:p>circle</text:p>
          </table:table-cell>
          <table:table-cell office:value-type="float" office:value="0.848798971834143" calcext:value-type="float">
            <text:p>0,848798971834143</text:p>
          </table:table-cell>
          <table:table-cell office:value-type="float" office:value="11.8996715540297" calcext:value-type="float">
            <text:p>11,8996715540297</text:p>
          </table:table-cell>
          <table:table-cell office:value-type="float" office:value="4.00499989337865" calcext:value-type="float">
            <text:p>4,00499989337865</text:p>
          </table:table-cell>
          <table:table-cell office:value-type="float" office:value="7.89467166065108" calcext:value-type="float">
            <text:p>7,89467166065108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3001612" calcext:value-type="float">
            <text:p>1567153001612</text:p>
          </table:table-cell>
          <table:table-cell office:value-type="string" calcext:value-type="string">
            <text:p>circle</text:p>
          </table:table-cell>
          <table:table-cell office:value-type="float" office:value="0.848499242088889" calcext:value-type="float">
            <text:p>0,848499242088889</text:p>
          </table:table-cell>
          <table:table-cell office:value-type="float" office:value="15.3577080841084" calcext:value-type="float">
            <text:p>15,3577080841084</text:p>
          </table:table-cell>
          <table:table-cell office:value-type="float" office:value="5.65395269560245" calcext:value-type="float">
            <text:p>5,65395269560245</text:p>
          </table:table-cell>
          <table:table-cell office:value-type="float" office:value="9.70375538850595" calcext:value-type="float">
            <text:p>9,70375538850595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3002533" calcext:value-type="float">
            <text:p>1567153002533</text:p>
          </table:table-cell>
          <table:table-cell office:value-type="string" calcext:value-type="string">
            <text:p>circle</text:p>
          </table:table-cell>
          <table:table-cell office:value-type="float" office:value="0.876051192360968" calcext:value-type="float">
            <text:p>0,876051192360968</text:p>
          </table:table-cell>
          <table:table-cell office:value-type="float" office:value="7.97928758818546" calcext:value-type="float">
            <text:p>7,97928758818546</text:p>
          </table:table-cell>
          <table:table-cell office:value-type="float" office:value="4.14738417256549" calcext:value-type="float">
            <text:p>4,14738417256549</text:p>
          </table:table-cell>
          <table:table-cell office:value-type="float" office:value="3.83190341561997" calcext:value-type="float">
            <text:p>3,83190341561997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3003812" calcext:value-type="float">
            <text:p>1567153003812</text:p>
          </table:table-cell>
          <table:table-cell office:value-type="string" calcext:value-type="string">
            <text:p>square</text:p>
          </table:table-cell>
          <table:table-cell office:value-type="float" office:value="0.85027365226447" calcext:value-type="float">
            <text:p>0,85027365226447</text:p>
          </table:table-cell>
          <table:table-cell office:value-type="float" office:value="5.88487188470186" calcext:value-type="float">
            <text:p>5,88487188470186</text:p>
          </table:table-cell>
          <table:table-cell office:value-type="float" office:value="1.87983274080916" calcext:value-type="float">
            <text:p>1,87983274080916</text:p>
          </table:table-cell>
          <table:table-cell office:value-type="float" office:value="4.0050391438927" calcext:value-type="float">
            <text:p>4,0050391438927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3005029" calcext:value-type="float">
            <text:p>1567153005029</text:p>
          </table:table-cell>
          <table:table-cell office:value-type="string" calcext:value-type="string">
            <text:p>circle</text:p>
          </table:table-cell>
          <table:table-cell office:value-type="float" office:value="0.967692314604643" calcext:value-type="float">
            <text:p>0,967692314604643</text:p>
          </table:table-cell>
          <table:table-cell office:value-type="float" office:value="30.3253709109552" calcext:value-type="float">
            <text:p>30,3253709109552</text:p>
          </table:table-cell>
          <table:table-cell office:value-type="float" office:value="15.8551690083557" calcext:value-type="float">
            <text:p>15,8551690083557</text:p>
          </table:table-cell>
          <table:table-cell office:value-type="float" office:value="14.4702019025995" calcext:value-type="float">
            <text:p>14,470201902599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3006422" calcext:value-type="float">
            <text:p>1567153006422</text:p>
          </table:table-cell>
          <table:table-cell office:value-type="string" calcext:value-type="string">
            <text:p>circle</text:p>
          </table:table-cell>
          <table:table-cell office:value-type="float" office:value="0.947023594553321" calcext:value-type="float">
            <text:p>0,947023594553321</text:p>
          </table:table-cell>
          <table:table-cell office:value-type="float" office:value="26.207845391681" calcext:value-type="float">
            <text:p>26,207845391681</text:p>
          </table:table-cell>
          <table:table-cell office:value-type="float" office:value="16.417945796754" calcext:value-type="float">
            <text:p>16,417945796754</text:p>
          </table:table-cell>
          <table:table-cell office:value-type="float" office:value="9.78989959492708" calcext:value-type="float">
            <text:p>9,78989959492708</text:p>
          </table:table-cell>
          <table:table-cell office:value-type="string" calcext:value-type="string">
            <text:p>yna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3007833" calcext:value-type="float">
            <text:p>1567153007833</text:p>
          </table:table-cell>
          <table:table-cell office:value-type="string" calcext:value-type="string">
            <text:p>circle</text:p>
          </table:table-cell>
          <table:table-cell office:value-type="float" office:value="0.951736552201893" calcext:value-type="float">
            <text:p>0,951736552201893</text:p>
          </table:table-cell>
          <table:table-cell office:value-type="float" office:value="30.142117420873" calcext:value-type="float">
            <text:p>30,142117420873</text:p>
          </table:table-cell>
          <table:table-cell office:value-type="float" office:value="16.7740742740417" calcext:value-type="float">
            <text:p>16,7740742740417</text:p>
          </table:table-cell>
          <table:table-cell office:value-type="float" office:value="13.3680431468313" calcext:value-type="float">
            <text:p>13,36804314683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VRAI</text:p>
          </table:table-cell>
          <table:table-cell table:number-columns-repeated="2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3009054" calcext:value-type="float">
            <text:p>1567153009054</text:p>
          </table:table-cell>
          <table:table-cell office:value-type="string" calcext:value-type="string">
            <text:p>circle</text:p>
          </table:table-cell>
          <table:table-cell office:value-type="float" office:value="0.886373070478595" calcext:value-type="float">
            <text:p>0,886373070478595</text:p>
          </table:table-cell>
          <table:table-cell office:value-type="float" office:value="15.3630036559456" calcext:value-type="float">
            <text:p>15,3630036559456</text:p>
          </table:table-cell>
          <table:table-cell office:value-type="float" office:value="7.87227163317564" calcext:value-type="float">
            <text:p>7,87227163317564</text:p>
          </table:table-cell>
          <table:table-cell office:value-type="float" office:value="7.49073202277" calcext:value-type="float">
            <text:p>7,49073202277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3010141" calcext:value-type="float">
            <text:p>1567153010141</text:p>
          </table:table-cell>
          <table:table-cell office:value-type="string" calcext:value-type="string">
            <text:p>circle</text:p>
          </table:table-cell>
          <table:table-cell office:value-type="float" office:value="0.897638762153023" calcext:value-type="float">
            <text:p>0,897638762153023</text:p>
          </table:table-cell>
          <table:table-cell office:value-type="float" office:value="19.9267021275001" calcext:value-type="float">
            <text:p>19,9267021275001</text:p>
          </table:table-cell>
          <table:table-cell office:value-type="float" office:value="6.72581509502456" calcext:value-type="float">
            <text:p>6,72581509502456</text:p>
          </table:table-cell>
          <table:table-cell office:value-type="float" office:value="13.2008870324756" calcext:value-type="float">
            <text:p>13,2008870324756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office:value-type="float" office:value="1567153011313" calcext:value-type="float">
            <text:p>1567153011313</text:p>
          </table:table-cell>
          <table:table-cell office:value-type="string" calcext:value-type="string">
            <text:p>circle</text:p>
          </table:table-cell>
          <table:table-cell office:value-type="float" office:value="0.935149223786097" calcext:value-type="float">
            <text:p>0,935149223786097</text:p>
          </table:table-cell>
          <table:table-cell office:value-type="float" office:value="24.0107389663125" calcext:value-type="float">
            <text:p>24,0107389663125</text:p>
          </table:table-cell>
          <table:table-cell office:value-type="float" office:value="12.859077977912" calcext:value-type="float">
            <text:p>12,859077977912</text:p>
          </table:table-cell>
          <table:table-cell office:value-type="float" office:value="11.1516609884005" calcext:value-type="float">
            <text:p>11,1516609884005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2" office:value-type="string" calcext:value-type="string">
            <text:p>FAUX</text:p>
          </table:table-cell>
          <table:table-cell office:value-type="string" calcext:value-type="string">
            <text:p>VRAI</text:p>
          </table:table-cell>
          <table:table-cell table:number-columns-repeated="9"/>
        </table:table-row>
        <table:table-row table:style-name="ro1">
          <table:table-cell office:value-type="float" office:value="1567153014771" calcext:value-type="float">
            <text:p>1567153014771</text:p>
          </table:table-cell>
          <table:table-cell office:value-type="string" calcext:value-type="string">
            <text:p>circle</text:p>
          </table:table-cell>
          <table:table-cell office:value-type="float" office:value="0.917328598577493" calcext:value-type="float">
            <text:p>0,917328598577493</text:p>
          </table:table-cell>
          <table:table-cell office:value-type="float" office:value="13.5411825630286" calcext:value-type="float">
            <text:p>13,5411825630286</text:p>
          </table:table-cell>
          <table:table-cell office:value-type="float" office:value="10.3397795921919" calcext:value-type="float">
            <text:p>10,3397795921919</text:p>
          </table:table-cell>
          <table:table-cell office:value-type="float" office:value="3.20140297083668" calcext:value-type="float">
            <text:p>3,20140297083668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ircle</text:p>
          </table:table-cell>
          <table:table-cell table:number-columns-repeated="3" office:value-type="string" calcext:value-type="string">
            <text:p>FAUX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9"/>
        </table:table-row>
        <calcext:conditional-formats>
          <calcext:conditional-format calcext:target-range-address="'results[2]'.C2:'results[2]'.C79">
            <calcext:condition calcext:apply-style-name="Good" calcext:value="&gt;=0.93" calcext:base-cell-address="'results[2]'.C2"/>
            <calcext:condition calcext:apply-style-name="Bad" calcext:value="&lt;0.93" calcext:base-cell-address="'results[2]'.C2"/>
          </calcext:conditional-format>
          <calcext:conditional-format calcext:target-range-address="'results[2]'.H2:'results[2]'.L78 'results[2]'.I2:'results[2]'.I78">
            <calcext:condition calcext:apply-style-name="Good" calcext:value="=&quot;VRAI&quot;" calcext:base-cell-address="'results[2]'.H2"/>
            <calcext:condition calcext:apply-style-name="Bad" calcext:value="=&quot;FAUX&quot;" calcext:base-cell-address="'results[2]'.H2"/>
          </calcext:conditional-format>
          <calcext:conditional-format calcext:target-range-address="'results[2]'.G2:'results[2]'.G78">
            <calcext:condition calcext:apply-style-name="Neutral" calcext:value="=&quot;yna&quot;" calcext:base-cell-address="'results[2]'.G2"/>
            <calcext:condition calcext:apply-style-name="Good" calcext:value="=&quot;ok&quot;" calcext:base-cell-address="'results[2]'.G2"/>
            <calcext:condition calcext:apply-style-name="Bad" calcext:value="=&quot;nok&quot;" calcext:base-cell-address="'results[2]'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2T10:56:34.209000000</dc:date>
    <meta:editing-duration>PT5M19S</meta:editing-duration>
    <meta:editing-cycles>1</meta:editing-cycles>
    <meta:document-statistic meta:table-count="1" meta:cell-count="951" meta:object-count="0"/>
    <meta:generator>LibreOffice/5.4.7.2$Windows_X86_64 LibreOffice_project/c838ef25c16710f8838b1faec480ebba495259d0</meta:generator>
  </office:meta>
</office:document-meta>
</file>